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14cm" fo:min-width="6.07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6cm"/>
    </style:style>
    <style:style style:name="gr5" style:family="graphic" style:parent-style-name="standard">
      <style:graphic-properties draw:textarea-horizontal-align="justify" draw:textarea-vertical-align="middle" draw:auto-grow-height="false" fo:min-height="4.196cm" fo:min-width="5.33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0.699cm"/>
    </style:style>
    <style:style style:name="gr8" style:family="graphic" style:parent-style-name="standard">
      <style:graphic-properties draw:textarea-horizontal-align="justify" draw:textarea-vertical-align="middle" draw:auto-grow-height="false" fo:min-height="4.75cm" fo:min-width="6.63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9cm"/>
    </style:style>
    <style:style style:name="gr10" style:family="graphic" style:parent-style-name="objectwithoutfill">
      <style:graphic-properties draw:stroke="dash" draw:stroke-dash="Ultrafine_20_2_20_Dots_20_3_20_Dashes"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xml:id="id1" draw:id="id1" draw:layer="layout" svg:width="1.488cm" svg:height="0.962cm" svg:x="2.1cm" svg:y="5.1cm">
          <draw:text-box>
            <text:p>col </text:p>
          </draw:text-box>
        </draw:frame>
        <draw:connector draw:style-name="gr2" draw:text-style-name="P1" draw:layer="layout" draw:type="line" svg:x1="3.588cm" svg:y1="5.581cm" svg:x2="4.6cm" svg:y2="5.606cm" draw:start-shape="id1" draw:start-glue-point="1" svg:d="M3588 5581l1012 25" svg:viewBox="0 0 1013 26">
          <text:p/>
        </draw:connector>
        <draw:custom-shape draw:style-name="gr3" draw:text-style-name="P1" draw:layer="layout" svg:width="7.1cm" svg:height="3.2cm" svg:x="12.9cm" svg:y="3.9cm">
          <text:p text:style-name="P1">Inicialment cal donar a l'array la dimensió màxima i posar el comptador a zero</text:p>
          <draw:enhanced-geometry svg:viewBox="0 0 21600 21600" draw:text-areas="800 800 20800 20800" draw:type="round-rectangular-callout" draw:modifiers="-5746.00760456274 12942.4554826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layer="layout" svg:width="7.136cm" svg:height="0.962cm" svg:x="5.5cm" svg:y="8.4cm">
          <draw:text-box>
            <text:p>AFEGIR UN ELEMENT</text:p>
          </draw:text-box>
        </draw:frame>
        <draw:frame draw:style-name="gr1" xml:id="id2" draw:id="id2" draw:layer="layout" svg:width="1.488cm" svg:height="0.962cm" svg:x="2.101cm" svg:y="11.401cm">
          <draw:text-box>
            <text:p>col </text:p>
          </draw:text-box>
        </draw:frame>
        <draw:connector draw:style-name="gr2" draw:text-style-name="P1" draw:layer="layout" draw:type="line" svg:x1="3.589cm" svg:y1="11.882cm" svg:x2="4.597cm" svg:y2="11.907cm" draw:start-shape="id2" draw:start-glue-point="1" svg:d="M3589 11882l1008 25" svg:viewBox="0 0 1009 26">
          <text:p/>
        </draw:connector>
        <draw:custom-shape draw:style-name="gr5" draw:text-style-name="P1" draw:layer="layout" svg:width="6.3cm" svg:height="4.8cm" svg:x="13.2cm" svg:y="9.3cm">
          <text:p text:style-name="P1">1) Array original amb posicions buides a partir de la posiició 3, per poder afegir el valor 5</text:p>
          <draw:enhanced-geometry svg:viewBox="0 0 21600 21600" draw:text-areas="800 800 20800 20800" draw:type="round-rectangular-callout" draw:modifiers="-6965.75146802095 11517.6004998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xml:id="id3" draw:id="id3" draw:layer="layout" svg:width="1.7cm" svg:height="0.962cm" svg:x="2.102cm" svg:y="16.092cm">
          <draw:text-box>
            <text:p>cal </text:p>
          </draw:text-box>
        </draw:frame>
        <draw:custom-shape draw:style-name="gr7" draw:text-style-name="P1" xml:id="id4" draw:id="id4" draw:layer="layout" svg:width="1.199cm" svg:height="1.3cm" svg:x="4.595cm" svg:y="15.948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2" draw:text-style-name="P1" draw:layer="layout" draw:type="line" svg:x1="3.802cm" svg:y1="16.573cm" svg:x2="4.596cm" svg:y2="16.598cm" draw:start-shape="id3" draw:start-glue-point="1" draw:end-shape="id4" draw:end-glue-point="3" svg:d="M3802 16573l794 25" svg:viewBox="0 0 795 26">
          <text:p/>
        </draw:connector>
        <draw:custom-shape draw:style-name="gr8" draw:text-style-name="P1" draw:layer="layout" svg:width="7.7cm" svg:height="5.4cm" svg:x="12.3cm" svg:y="15.5cm">
          <text:p text:style-name="P1">2) Sabem on es troba la primera posició buida, gràcies al comptador que farem servir per inserir el nou element <text:s/>sense aixafar cap valor existent</text:p>
          <draw:enhanced-geometry svg:viewBox="0 0 21600 21600" draw:text-areas="800 800 20800 20800" draw:type="round-rectangular-callout" draw:modifiers="-3724.81495909622 4199.22236622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.199cm" svg:height="1.3cm" svg:x="5.896cm" svg:y="15.948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7.197cm" svg:y="15.948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6" draw:id="id6" draw:layer="layout" svg:width="1.199cm" svg:height="1.3cm" svg:x="8.498cm" svg:y="15.948cm">
          <text:p text:style-name="P1">5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4.595cm" svg:y="4.97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5.896cm" svg:y="4.97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7.197cm" svg:y="4.97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8.498cm" svg:y="4.97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4.596cm" svg:y="11.349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5.897cm" svg:y="11.349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7.198cm" svg:y="11.349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8.499cm" svg:y="11.349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9.799cm" svg:y="4.97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9.8cm" svg:y="11.349cm">
          <text:p text:style-name="P1"/>
          <draw:enhanced-geometry svg:viewBox="0 0 21600 21600" draw:mirror-horizontal="true" draw:type="rectangle" draw:enhanced-path="M 0 0 L 21600 0 21600 21600 0 21600 0 0 Z N"/>
        </draw:custom-shape>
        <draw:frame draw:style-name="gr9" xml:id="id5" draw:id="id5" draw:layer="layout" svg:width="6.691cm" svg:height="0.962cm" svg:x="5.564cm" svg:y="13.811cm">
          <draw:text-box>
            <text:p>comptadorAfegits = 3 </text:p>
          </draw:text-box>
        </draw:frame>
        <draw:custom-shape draw:style-name="gr7" draw:text-style-name="P1" draw:layer="layout" svg:width="1.199cm" svg:height="1.3cm" svg:x="9.799cm" svg:y="15.948cm">
          <text:p text:style-name="P1"/>
          <draw:enhanced-geometry svg:viewBox="0 0 21600 21600" draw:mirror-horizontal="true" draw:type="rectangle" draw:enhanced-path="M 0 0 L 21600 0 21600 21600 0 21600 0 0 Z N"/>
        </draw:custom-shape>
        <draw:connector draw:style-name="gr10" draw:text-style-name="P1" draw:layer="layout" draw:type="line" svg:x1="8.909cm" svg:y1="14.773cm" svg:x2="9.098cm" svg:y2="15.948cm" draw:start-shape="id5" draw:start-glue-point="2" draw:end-shape="id6" draw:end-glue-point="0" svg:d="M8909 14773l189 1175" svg:viewBox="0 0 190 1176">
          <text:p/>
        </draw:connector>
        <draw:frame draw:style-name="gr9" draw:layer="layout" svg:width="6.691cm" svg:height="0.962cm" svg:x="3.032cm" svg:y="2.9cm">
          <draw:text-box>
            <text:p>comptadorAfegits = 0 </text:p>
          </draw:text-box>
        </draw:frame>
        <draw:frame draw:style-name="gr9" draw:layer="layout" svg:width="6.691cm" svg:height="0.962cm" svg:x="3.533cm" svg:y="9.7cm">
          <draw:text-box>
            <text:p>comptadorAfegits = 3 </text:p>
          </draw:text-box>
        </draw:frame>
        <draw:frame draw:style-name="gr6" xml:id="id7" draw:id="id7" draw:layer="layout" svg:width="1.7cm" svg:height="0.962cm" svg:x="2.103cm" svg:y="22.994cm">
          <draw:text-box>
            <text:p>cal </text:p>
          </draw:text-box>
        </draw:frame>
        <draw:custom-shape draw:style-name="gr7" draw:text-style-name="P1" xml:id="id8" draw:id="id8" draw:layer="layout" svg:width="1.199cm" svg:height="1.3cm" svg:x="4.596cm" svg:y="22.85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2" draw:text-style-name="P1" draw:layer="layout" draw:type="line" svg:x1="3.803cm" svg:y1="23.475cm" svg:x2="4.597cm" svg:y2="23.5cm" draw:start-shape="id7" draw:start-glue-point="1" draw:end-shape="id8" draw:end-glue-point="3" svg:d="M3803 23475l794 25" svg:viewBox="0 0 795 26">
          <text:p/>
        </draw:connector>
        <draw:custom-shape draw:style-name="gr8" draw:text-style-name="P1" draw:layer="layout" svg:width="7.7cm" svg:height="5.4cm" svg:x="12.301cm" svg:y="22.402cm">
          <text:p text:style-name="P1">3) Un cop inserit el nou valor cal actualitzar el comptador per reconèixer la nova posició a partir de la qual comencen els elements buits.</text:p>
          <draw:enhanced-geometry svg:viewBox="0 0 21600 21600" draw:text-areas="800 800 20800 20800" draw:type="round-rectangular-callout" draw:modifiers="-3724.81495909622 4199.22236622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.199cm" svg:height="1.3cm" svg:x="5.897cm" svg:y="22.85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7.198cm" svg:y="22.85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1.199cm" svg:height="1.3cm" svg:x="8.499cm" svg:y="22.85cm">
          <text:p text:style-name="P1">5</text:p>
          <draw:enhanced-geometry svg:viewBox="0 0 21600 21600" draw:mirror-horizontal="true" draw:type="rectangle" draw:enhanced-path="M 0 0 L 21600 0 21600 21600 0 21600 0 0 Z N"/>
        </draw:custom-shape>
        <draw:frame draw:style-name="gr9" draw:layer="layout" svg:width="6.691cm" svg:height="0.962cm" svg:x="5.565cm" svg:y="20.713cm">
          <draw:text-box>
            <text:p>comptadorAfegits = 4 </text:p>
          </draw:text-box>
        </draw:frame>
        <draw:custom-shape draw:style-name="gr7" draw:text-style-name="P1" draw:layer="layout" svg:width="1.199cm" svg:height="1.3cm" svg:x="9.8cm" svg:y="22.85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 Bornas</meta:initial-creator>
    <meta:creation-date>2018-02-06T19:46:33.448668604</meta:creation-date>
    <dc:date>2018-02-07T01:29:14.924680502</dc:date>
    <dc:creator>Josep Bornas</dc:creator>
    <meta:editing-duration>PT28M39S</meta:editing-duration>
    <meta:editing-cycles>5</meta:editing-cycles>
    <meta:generator>LibreOffice/4.3.3.2$Linux_X86_64 LibreOffice_project/430m0$Build-2</meta:generator>
    <meta:document-statistic meta:object-count="38"/>
  </office:meta>
</office:document-meta>
</file>